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table:style-name="Default"/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frostball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in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blizzar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2"/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3"/>
          <table:table-cell office:value-type="string" calcext:value-type="string">
            <text:p>water_weapon_damage</text:p>
          </table:table-cell>
          <table:table-cell table:number-columns-repeated="1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heart_of_ic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_mana_cos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idal_wave_projectile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_projectile_spee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heart_of_ice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dal_wave_damag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water_resist</text:p>
          </table:table-cell>
          <table:table-cell/>
          <table:table-cell office:value-type="string" calcext:value-type="string">
            <text:p>water_resis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flower_of_ic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flower_of_ic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ower_of_ice_mana_cost</text:p>
          </table:table-cell>
          <table:table-cell table:number-columns-repeated="3"/>
          <table:table-cell office:value-type="string" calcext:value-type="string">
            <text:p>flower_of_ic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ower_of_ice_healing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flower_of_ice_mana_restor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9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6"/>
          <table:table-cell table:number-columns-repeated="20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26"/>
          <table:table-cell table:number-columns-repeated="3"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passive_ocean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 table:number-columns-repeated="2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99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04:19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18:05:08.342000000</dc:date>
    <meta:editing-duration>PT21M19S</meta:editing-duration>
    <meta:editing-cycles>15</meta:editing-cycles>
    <meta:generator>Trio_Office/6.2.8.2$Windows_x86 LibreOffice_project/</meta:generator>
    <meta:document-statistic meta:table-count="1" meta:cell-count="311" meta:object-count="0"/>
  </office:meta>
</office:document-meta>
</file>